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81.62pt" svg:y="423.92pt">
            <loext:p draw:notify-on-update-of-ranges="Sheet1.E7:Sheet1.E7 Sheet1.E8:Sheet1.E8 Sheet1.F7:Sheet1.F7 Sheet1.F8:Sheet1.F8 Sheet1.G7:Sheet1.G7 Sheet1.G8:Sheet1.G8 Sheet1.H7:Sheet1.H7 Sheet1.H8:Sheet1.H8 Sheet1.I7:Sheet1.I7 Sheet1.I8:Sheet1.I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office:value-type="float" office:value="6130341" calcext:value-type="float">
            <text:p>6130341</text:p>
          </table:table-cell>
          <table:table-cell office:value-type="float" office:value="7045195" calcext:value-type="float">
            <text:p>7045195</text:p>
          </table:table-cell>
          <table:table-cell office:value-type="float" office:value="252337" calcext:value-type="float">
            <text:p>252337</text:p>
          </table:table-cell>
          <table:table-cell office:value-type="float" office:value="5000097" calcext:value-type="float">
            <text:p>5000097</text:p>
          </table:table-cell>
          <table:table-cell office:value-type="float" office:value="6258786" calcext:value-type="float">
            <text:p>6258786</text:p>
          </table:table-cell>
          <table:table-cell office:value-type="float" office:value="2091284" calcext:value-type="float">
            <text:p>2091284</text:p>
          </table:table-cell>
          <table:table-cell office:value-type="float" office:value="1045459" calcext:value-type="float">
            <text:p>1045459</text:p>
          </table:table-cell>
          <table:table-cell office:value-type="float" office:value="10065716" calcext:value-type="float">
            <text:p>100657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3081413" calcext:value-type="float">
            <text:p>3081413</text:p>
          </table:table-cell>
          <table:table-cell office:value-type="float" office:value="268844" calcext:value-type="float">
            <text:p>268844</text:p>
          </table:table-cell>
          <table:table-cell office:value-type="float" office:value="962410" calcext:value-type="float">
            <text:p>962410</text:p>
          </table:table-cell>
          <table:table-cell office:value-type="float" office:value="742436" calcext:value-type="float">
            <text:p>742436</text:p>
          </table:table-cell>
          <table:table-cell office:value-type="float" office:value="3183068" calcext:value-type="float">
            <text:p>318306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3387" calcext:value-type="float">
            <text:p>3387</text:p>
          </table:table-cell>
          <table:table-cell office:value-type="float" office:value="221421" calcext:value-type="float">
            <text:p>221421</text:p>
          </table:table-cell>
          <table:table-cell office:value-type="float" office:value="481269" calcext:value-type="float">
            <text:p>481269</text:p>
          </table:table-cell>
          <table:table-cell office:value-type="float" office:value="32079" calcext:value-type="float">
            <text:p>32079</text:p>
          </table:table-cell>
          <table:table-cell office:value-type="float" office:value="639783" calcext:value-type="float">
            <text:p>639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6:08:03.361033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6-12-11T16:14:35.374913377</dc:date>
    <meta:editing-duration>PT7M50S</meta:editing-duration>
    <meta:editing-cycles>2</meta:editing-cycles>
    <meta:generator>LibreOffice/5.2.3.3$Linux_X86_64 LibreOffice_project/20m0$Build-3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458cm" style:legend-expansion="high" chart:style-name="ch3"/>
        <chart:plot-area chart:style-name="ch4" table:cell-range-address="Sheet1.B1:Sheet1.I2" chart:data-source-has-labels="row" svg:x="0.32cm" svg:y="1.275cm" svg:width="12.515cm" svg:height="7.545cm">
          <chartooo:coordinate-region svg:x="2.053cm" svg:y="1.475cm" svg:width="10.782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moiz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130341">
                <text:p>6130341</text:p>
                <draw:g>
                  <svg:desc>Sheet1.B2:Sheet1.B2</svg:desc>
                </draw:g>
              </table:table-cell>
              <table:table-cell office:value-type="float" office:value="7045195">
                <text:p>7045195</text:p>
                <draw:g>
                  <svg:desc>Sheet1.C2:Sheet1.C2</svg:desc>
                </draw:g>
              </table:table-cell>
              <table:table-cell office:value-type="float" office:value="252337">
                <text:p>252337</text:p>
                <draw:g>
                  <svg:desc>Sheet1.D2:Sheet1.D2</svg:desc>
                </draw:g>
              </table:table-cell>
              <table:table-cell office:value-type="float" office:value="5000097">
                <text:p>5000097</text:p>
                <draw:g>
                  <svg:desc>Sheet1.E2:Sheet1.E2</svg:desc>
                </draw:g>
              </table:table-cell>
              <table:table-cell office:value-type="float" office:value="6258786">
                <text:p>6258786</text:p>
                <draw:g>
                  <svg:desc>Sheet1.F2:Sheet1.F2</svg:desc>
                </draw:g>
              </table:table-cell>
              <table:table-cell office:value-type="float" office:value="2091284">
                <text:p>2091284</text:p>
                <draw:g>
                  <svg:desc>Sheet1.G2:Sheet1.G2</svg:desc>
                </draw:g>
              </table:table-cell>
              <table:table-cell office:value-type="float" office:value="1045459">
                <text:p>1045459</text:p>
                <draw:g>
                  <svg:desc>Sheet1.H2:Sheet1.H2</svg:desc>
                </draw:g>
              </table:table-cell>
              <table:table-cell office:value-type="float" office:value="10065716">
                <text:p>10065716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3.205cm" style:legend-expansion="high" chart:style-name="ch3"/>
        <chart:plot-area chart:style-name="ch4" table:cell-range-address="Sheet1.E4:Sheet1.I5" chart:data-source-has-labels="row" svg:x="0.32cm" svg:y="1.275cm" svg:width="12.515cm" svg:height="7.545cm">
          <chartooo:coordinate-region svg:x="1.867cm" svg:y="1.474cm" svg:width="10.968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moize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81413">
                <text:p>3081413</text:p>
                <draw:g>
                  <svg:desc>Sheet1.E5:Sheet1.E5</svg:desc>
                </draw:g>
              </table:table-cell>
              <table:table-cell office:value-type="float" office:value="268844">
                <text:p>268844</text:p>
                <draw:g>
                  <svg:desc>Sheet1.F5:Sheet1.F5</svg:desc>
                </draw:g>
              </table:table-cell>
              <table:table-cell office:value-type="float" office:value="962410">
                <text:p>962410</text:p>
                <draw:g>
                  <svg:desc>Sheet1.G5:Sheet1.G5</svg:desc>
                </draw:g>
              </table:table-cell>
              <table:table-cell office:value-type="float" office:value="742436">
                <text:p>742436</text:p>
                <draw:g>
                  <svg:desc>Sheet1.H5:Sheet1.H5</svg:desc>
                </draw:g>
              </table:table-cell>
              <table:table-cell office:value-type="float" office:value="3183068">
                <text:p>3183068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3.205cm" style:legend-expansion="high" chart:style-name="ch3"/>
        <chart:plot-area chart:style-name="ch4" table:cell-range-address="Sheet1.E7:Sheet1.I8" chart:data-source-has-labels="row" svg:x="0.32cm" svg:y="1.275cm" svg:width="12.515cm" svg:height="7.545cm">
          <chartooo:coordinate-region svg:x="1.682cm" svg:y="1.474cm" svg:width="11.153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moiz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387">
                <text:p>3387</text:p>
                <draw:g>
                  <svg:desc>Sheet1.E8:Sheet1.E8</svg:desc>
                </draw:g>
              </table:table-cell>
              <table:table-cell office:value-type="float" office:value="221421">
                <text:p>221421</text:p>
                <draw:g>
                  <svg:desc>Sheet1.F8:Sheet1.F8</svg:desc>
                </draw:g>
              </table:table-cell>
              <table:table-cell office:value-type="float" office:value="481269">
                <text:p>481269</text:p>
                <draw:g>
                  <svg:desc>Sheet1.G8:Sheet1.G8</svg:desc>
                </draw:g>
              </table:table-cell>
              <table:table-cell office:value-type="float" office:value="32079">
                <text:p>32079</text:p>
                <draw:g>
                  <svg:desc>Sheet1.H8:Sheet1.H8</svg:desc>
                </draw:g>
              </table:table-cell>
              <table:table-cell office:value-type="float" office:value="639783">
                <text:p>639783</text:p>
                <draw:g>
                  <svg:desc>Sheet1.I8:Sheet1.I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